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31f9" officeooo:paragraph-rsid="000331f9"/>
    </style:style>
    <style:style style:name="P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weight="bold" officeooo:rsid="000331f9" officeooo:paragraph-rsid="000331f9" style:font-weight-asian="bold" style:font-weight-complex="bold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weight="bold" officeooo:rsid="000603e4" officeooo:paragraph-rsid="000603e4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Code">
      <style:text-properties officeooo:rsid="0007cc6c" officeooo:paragraph-rsid="0007cc6c"/>
    </style:style>
    <style:style style:name="P6" style:family="paragraph" style:parent-style-name="Preformatted_20_Text">
      <style:text-properties officeooo:rsid="000603e4" officeooo:paragraph-rsid="000603e4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603e4" officeooo:paragraph-rsid="000603e4" style:font-weight-asian="bold" style:font-weight-complex="bold"/>
    </style:style>
    <style:style style:name="P9" style:family="paragraph" style:parent-style-name="Preformatted_20_Text">
      <style:text-properties fo:font-weight="bold" officeooo:rsid="0007cc6c" officeooo:paragraph-rsid="0007cc6c" style:font-weight-asian="bold" style:font-weight-complex="bold"/>
    </style:style>
    <style:style style:name="P10" style:family="paragraph" style:parent-style-name="Preformatted_20_Text">
      <style:text-properties fo:font-weight="normal" officeooo:rsid="0007cc6c" officeooo:paragraph-rsid="0007cc6c" style:font-weight-asian="normal" style:font-weight-complex="normal"/>
    </style:style>
    <style:style style:name="P11" style:family="paragraph" style:parent-style-name="Preformatted_20_Text">
      <style:text-properties officeooo:rsid="0007cc6c" officeooo:paragraph-rsid="0007cc6c"/>
    </style:style>
    <style:style style:name="T1" style:family="text">
      <style:text-properties officeooo:rsid="0007cc6c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asy Console Reference.</text:p>
      <text:p text:style-name="P1"/>
      <text:p text:style-name="Code"><text:span text:style-name="T1">VOID</text:span> con_async(<text:span text:style-name="T1">INT32</text:span> enable, CHAR* ofeventk)</text:p>
      <text:p text:style-name="P2"/>
      <text:p text:style-name="P3">IT:</text:p>
      <text:p text:style-name="P6">Con enable != 0 abilita l'input dalla tastiera in modalità manuale,senza echo.Dopo l'attivazione si potranno eseguire le funzioni con_kbhit &amp;&amp; con_getch &amp;&amp; con_getchex.</text:p>
      <text:p text:style-name="P6">0 per ritornare in modalità normale.</text:p>
      <text:p text:style-name="P6">Se ofeventk == NULL cerca di aprire un input event dal nome "USB USB KEYBOARD" per l'intercettamento dei caratteri speciali che sono definiti come "CON_KEY_...".</text:p>
      <text:p text:style-name="P6">In caso si voglia cambiare il file di input passare la directory completa di tale file.</text:p>
      <text:p text:style-name="P6"/>
      <text:p text:style-name="P8">EN:</text:p>
      <text:p text:style-name="P10">With the enable! = 0 enable keyboard input in manual mode, without activating echo.Dopo you can perform the functions con_kbhit &amp;&amp; &amp;&amp; con_getch con_getchex.</text:p>
      <text:p text:style-name="P10">0 to return to normal mode.</text:p>
      <text:p text:style-name="P10">If ofeventk == NULL trying to open an input event named "USB USB KEYBOARD" for the interception of the special characters that are defined as "CON_KEY _...".</text:p>
      <text:p text:style-name="P10">If you want to change the input file pass the directory of the file.</text:p>
      <text:p text:style-name="P10"/>
      <text:p text:style-name="P5">#define con_flush() fflush(stdout)</text:p>
      <text:p text:style-name="Preformatted_20_Text"/>
      <text:p text:style-name="P9">IT:</text:p>
      <text:p text:style-name="P10">svuota il buffer del file stdout senza doverlo chiamare implicitamente.</text:p>
      <text:p text:style-name="P10"/>
      <text:p text:style-name="P9">EN:</text:p>
      <text:p text:style-name="P10">flushes the buffer of the file stdout without having to call implicitly.</text:p>
      <text:p text:style-name="P10"/>
      <text:p text:style-name="P5">inline VOID con_gotorc(UINT32 r, UINT32 c)</text:p>
      <text:p text:style-name="Preformatted_20_Text"/>
      <text:p text:style-name="P9">IT:</text:p>
      <text:p text:style-name="P9"><text:span text:style-name="T2">Sposta il caret nella riga r e colonna c.</text:span></text:p>
      <text:p text:style-name="P9"><text:span text:style-name="T2"/></text:p>
      <text:p text:style-name="P9">EN:</text:p>
      <text:p text:style-name="P10">Move the caret to the row r and column c.</text:p>
      <text:p text:style-name="P10"/>
      <text:p text:style-name="P5">VOID con_getrc(UINT32* r, UINT32* c)</text:p>
      <text:p text:style-name="Standard"/>
      <text:p text:style-name="P7">IT:</text:p>
      <text:p text:style-name="Preformatted_20_Text">Ritorna in r(row) e c(column) la posizione del caret.</text:p>
      <text:p text:style-name="P11"/>
      <text:p text:style-name="P9">EN:</text:p>
      <text:p text:style-name="P9"><text:span text:style-name="T2">Back in r (row) and c (column) position of car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Lohit Hind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master-page-name="">
      <style:paragraph-properties fo:text-align="center" style:justify-single-word="false" style:page-number="auto" fo:background-color="#ffcc00">
        <style:background-image/>
      </style:paragraph-properties>
      <style:text-properties fo:font-size="14pt" fo:font-weight="bold" officeooo:rsid="000331f9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Light" fo:font-family="'Ubuntu Light'" style:font-style-name="Light" style:font-pitch="variable" fo:font-size="13pt" fo:font-weight="250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roid </meta:initial-creator>
    <meta:creation-date>2014-11-07T09:20:39.265610761</meta:creation-date>
    <dc:date>2014-11-07T09:51:31.971253683</dc:date>
    <dc:creator>odroid </dc:creator>
    <meta:editing-duration>PT26M32S</meta:editing-duration>
    <meta:editing-cycles>5</meta:editing-cycles>
    <meta:generator>LibreOffice/4.1.3.2$Linux_ARM_EABI LibreOffice_project/410m0$Build-2</meta:generator>
    <meta:document-statistic meta:table-count="0" meta:image-count="0" meta:object-count="0" meta:page-count="1" meta:paragraph-count="27" meta:word-count="231" meta:character-count="1390" meta:non-whitespace-character-count="1186"/>
  </office:meta>
</office:document-meta>
</file>